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" style:font-family-generic="system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Wingdings" svg:font-family="Wingdings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font-weight-asian="bold" style:font-name-complex="Times New Roman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3.251cm"/>
        </style:tab-stops>
      </style:paragraph-properties>
      <style:text-properties style:font-name="Times New Roman" fo:language="pt" fo:country="BR" style:font-name-complex="Times New Roman" style:font-size-complex="10pt"/>
    </style:style>
    <style:style style:name="P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language="pt" fo:country="BR" fo:font-style="italic" fo:font-weight="bold" fo:background-color="transparent" style:font-style-asian="italic" style:font-weight-asian="bold" style:font-name-complex="Times New Roman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line-height="150%" fo:text-align="center" style:justify-single-word="false"/>
      <style:text-properties style:text-position="0% 100%" style:font-name="Times New Roman" fo:language="pt" fo:country="BR" fo:font-weight="bold" style:letter-kerning="true" style:font-weight-asian="bold" style:font-name-complex="Times New Roman"/>
    </style:style>
    <style:style style:name="P8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2" officeooo:paragraph-rsid="000cf6d1" fo:background-color="#ffff00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2" officeooo:rsid="000cf6d1" officeooo:paragraph-rsid="000cf6d1" fo:background-color="#ffff00" fo:hyphenate="true" fo:hyphenation-remain-char-count="2" fo:hyphenation-push-char-count="2" loext:hyphenation-no-caps="false"/>
    </style:style>
    <style:style style:name="T1" style:family="text">
      <style:text-properties style:font-name="Times New Roman" fo:language="pt" fo:country="BR" fo:font-weight="bold" style:font-weight-asian="bold" style:font-name-complex="Times New Roman"/>
    </style:style>
    <style:style style:name="T2" style:family="text">
      <style:text-properties style:font-name="Times New Roman" fo:font-size="18pt" fo:language="pt" fo:country="BR" fo:font-weight="bold" style:font-size-asian="18pt" style:font-weight-asian="bold" style:font-name-complex="Times New Roman" style:font-size-complex="18pt"/>
    </style:style>
    <style:style style:name="T3" style:family="text">
      <style:text-properties style:font-name="Times New Roman" fo:font-size="11pt" fo:language="pt" fo:country="BR" fo:font-weight="bold" style:font-size-asian="11pt" style:font-weight-asian="bold" style:font-name-complex="Times New Roman" style:font-size-complex="9pt"/>
    </style:style>
    <style:style style:name="T4" style:family="text">
      <style:text-properties style:font-name="Times New Roman" fo:font-size="11pt" fo:language="pt" fo:country="BR" fo:background-color="#ffff00" loext:char-shading-value="0" style:font-size-asian="11pt" style:font-name-complex="Times New Roman" style:font-size-complex="9pt"/>
    </style:style>
    <style:style style:name="T5" style:family="text">
      <style:text-properties style:text-position="0% 100%" style:font-name="Times New Roman" fo:font-size="18pt" fo:language="pt" fo:country="BR" fo:font-style="italic" fo:font-weight="bold" style:font-size-asian="18pt" style:font-style-asian="italic" style:font-weight-asian="bold" style:font-name-complex="Times New Roman" style:font-size-complex="18pt" style:font-style-complex="italic"/>
    </style:style>
    <style:style style:name="T6" style:family="text">
      <style:text-properties style:text-position="-33% 58%" style:font-name="Times New Roman" fo:font-size="18pt" fo:language="pt" fo:country="BR" fo:font-style="normal" fo:font-weight="bold" style:font-size-asian="18pt" style:font-style-asian="normal" style:font-weight-asian="bold" style:font-name-complex="Times New Roman" style:font-size-complex="18pt" style:font-style-complex="normal"/>
    </style:style>
    <style:style style:name="T7" style:family="text">
      <style:text-properties style:font-name="Times New Roman2" fo:font-size="12pt" fo:language="pt" fo:country="BR" fo:font-weight="bold" style:font-weight-asian="bold" style:font-name-complex="Times New Roman"/>
    </style:style>
    <style:style style:name="T8" style:family="text">
      <style:text-properties officeooo:rsid="0008ae0c"/>
    </style:style>
    <style:style style:name="T9" style:family="text">
      <style:text-properties officeooo:rsid="0009524a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0affa9"/>
    </style:style>
    <style:style style:name="T12" style:family="text">
      <style:text-properties officeooo:rsid="000cf6d1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0e0515"/>
    </style:style>
    <style:style style:name="T15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niversidade de Brasília</text:p>
      <text:p text:style-name="P2"><text:span text:style-name="T7">Introdução à Engenharia Química </text:span><text:span text:style-name="T1">– </text:span><text:span text:style-name="T7">IQD0297</text:span><text:span text:style-name="T1"> </text:span></text:p>
      <text:p text:style-name="P4">Prof. Alexandre Umpierre – <text:span text:style-name="T9">1</text:span>/202<text:span text:style-name="T9">2</text:span> – <text:span text:style-name="T8">30</text:span>/<text:span text:style-name="T8">0</text:span><text:span text:style-name="T9">6</text:span>/2022 – Turma A</text:p>
      <text:p text:style-name="P2"><text:span text:style-name="T2">Avaliação </text:span><text:span text:style-name="T5">A</text:span><text:span text:style-name="T6">1</text:span></text:p>
      <text:p text:style-name="P7"/>
      <text:p text:style-name="P3"><text:span text:style-name="T3">Nome/Matrícula: </text:span><text:span text:style-name="T4">Nome/matrícula</text:span></text:p>
      <text:p text:style-name="P5"/>
      <text:p text:style-name="P6"><text:span text:style-name="T10">Relatório sobre a palestra </text:span>Atuação e Atribuições dos Profissionais da Área da Química<text:span text:style-name="T10">, ministrada pelo Dr. Luciano Figueiredo de Souza, em 30 de junho de 2022.</text:span></text:p>
      <text:p text:style-name="P9"><text:span text:style-name="T12">Esta avaliação é individual. A constatação de plágio implicará desconsideração da avaliação.</text:span></text:p>
      <text:p text:style-name="P10">Não altere nenhuma formatação deste <text:span text:style-name="T13">template</text:span>. A constatação de <text:span text:style-name="T14">qualquer </text:span>alteraç<text:span text:style-name="T14">ão</text:span> implicará desconsideração da avaliação.</text:p>
      <text:p text:style-name="P9"><text:span text:style-name="T12">Substitua o texto</text:span><text:span text:style-name="T11"> </text:span><text:span text:style-name="T12">em </text:span><text:span text:style-name="T11">realce </text:span><text:span text:style-name="T12">com sua resposta e remova o realce</text:span><text:span text:style-name="T11">.</text:span></text:p>
      <text:p text:style-name="P9"><text:span text:style-name="T12">Converta este documento para o formato pdf.</text:span></text:p>
      <text:p text:style-name="P10">Submeta o pdf para <text:a xlink:type="simple" xlink:href="mailto:aumpierre@unb.br" text:style-name="Internet_20_link" text:visited-style-name="Visited_20_Internet_20_Link">aumpierre@unb.br</text:a>, a partir do email associado a sua matrícula na UnB.</text:p>
      <text:p text:style-name="P10">As avaliações podem ser entregues até às 23h59 de 6 de julho de 2022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" style:font-family-generic="system" style:font-pitch="variable"/>
    <style:font-face style:name="Nimbus Roman No9 L1" svg:font-family="'Nimbus Roman No9 L', 'Times New Roman'" style:font-family-generic="roman" style:font-pitch="variable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1" fo:font-family="'Nimbus Roman No9 L', 'Times New Roman'" style:font-family-generic="roman" style:font-pitch="variable" fo:font-size="12pt" fo:language="en" fo:country="US" style:letter-kerning="true" style:font-name-asian="DejaVu Sans" style:font-family-asian="'DejaVu Sans', Tahoma" style:font-family-generic-asian="swiss" style:font-pitch-asian="variable" style:font-size-asian="12pt" style:font-name-complex="Nimbus Roman No9 L1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, Tahoma" style:font-family-generic-asian="swiss" style:font-pitch-asian="variable" style:font-size-asian="14pt" style:font-name-complex="DejaVu Sans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1.058cm" fo:margin-bottom="0.212cm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847cm" fo:margin-bottom="0.212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, Tahoma" style:font-family-generic-asian="swiss" style:font-pitch-asian="variable" style:font-size-asian="14pt" style:font-name-complex="DejaVu Sans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32pt" fo:language="en" fo:country="US" style:font-name-asian="DejaVu Sans" style:font-family-asian="'DejaVu Sans', Tahoma" style:font-family-generic-asian="swiss" style:font-pitch-asian="variable" style:font-size-asian="32pt" style:font-name-complex="DejaVu Sans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445cm" fo:margin-right="0cm" fo:text-indent="0cm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44pt" fo:language="en" fo:country="US" style:font-name-asian="DejaVu Sans" style:font-family-asian="'DejaVu Sans', Tahoma" style:font-family-generic-asian="swiss" style:font-pitch-asian="variable" style:font-size-asian="44pt" style:font-name-complex="DejaVu Sans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top="0.282cm" fo:margin-bottom="0cm" style:contextual-spacing="false"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32pt" fo:language="en" fo:country="US" style:font-name-asian="DejaVu Sans" style:font-family-asian="'DejaVu Sans', Tahoma" style:font-family-generic-asian="swiss" style:font-pitch-asian="variable" style:font-size-asian="32pt" style:font-name-complex="DejaVu Sans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12pt" fo:language="en" fo:country="US" style:font-name-asian="DejaVu Sans" style:font-family-asian="'DejaVu Sans', Tahoma" style:font-family-generic-asian="swiss" style:font-pitch-asian="variable" style:font-size-asian="12pt" style:font-name-complex="DejaVu Sans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1" fo:font-family="'Nimbus Roman No9 L', 'Times New Roman'" style:font-family-generic="roman" style:font-pitch="variable" fo:font-size="12pt" fo:language="en" fo:country="US" style:font-name-asian="DejaVu Sans" style:font-family-asian="'DejaVu Sans', Tahoma" style:font-family-generic-asian="swiss" style:font-pitch-asian="variable" style:font-size-asian="12pt" style:font-name-complex="Nimbus Roman No9 L1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W-Title" style:family="paragraph">
      <style:paragraph-properties style:line-height-at-least="0.176cm" fo:text-align="center" style:justify-single-word="false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44pt" fo:language="en" fo:country="US" style:font-name-asian="DejaVu Sans" style:font-family-asian="'DejaVu Sans', Tahoma" style:font-family-generic-asian="swiss" style:font-pitch-asian="variable" style:font-size-asian="44pt" style:font-name-complex="DejaVu Sans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/>
    </style:style>
    <style:style style:name="Background_20_objects" style:display-name="Background objects" style:family="paragraph">
      <style:paragraph-properties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1" fo:font-family="'Nimbus Roman No9 L', 'Times New Roman'" style:font-family-generic="roman" style:font-pitch="variable" fo:font-size="12pt" fo:language="en" fo:country="US" style:font-name-asian="DejaVu Sans" style:font-family-asian="'DejaVu Sans', Tahoma" style:font-family-generic-asian="swiss" style:font-pitch-asian="variable" style:font-size-asian="12pt" style:font-name-complex="Nimbus Roman No9 L1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otes" style:family="paragraph">
      <style:paragraph-properties fo:margin-top="0.159cm" fo:margin-bottom="0cm" style:contextual-spacing="false" style:line-height-at-least="0.176cm" fo:orphans="0" fo:widows="0" fo:hyphenation-ladder-count="no-limit" style:text-autospace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12pt" fo:language="en" fo:country="US" style:font-name-asian="DejaVu Sans" style:font-family-asian="'DejaVu Sans', Tahoma" style:font-family-generic-asian="swiss" style:font-pitch-asian="variable" style:font-size-asian="12pt" style:font-name-complex="DejaVu Sans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left="0.944cm" fo:margin-right="0cm" fo:margin-top="0.282cm" fo:margin-bottom="0cm" style:contextual-spacing="false" style:line-height-at-least="0.176cm" fo:orphans="0" fo:widows="0" fo:hyphenation-ladder-count="no-limit" fo:text-indent="0cm" style:auto-text-indent="false" style:text-autospace="none">
        <style:tab-stops>
          <style:tab-stop style:position="4.101cm"/>
          <style:tab-stop style:position="5.371cm"/>
          <style:tab-stop style:position="6.641cm"/>
          <style:tab-stop style:position="7.911cm"/>
          <style:tab-stop style:position="9.181cm"/>
          <style:tab-stop style:position="10.451cm"/>
          <style:tab-stop style:position="11.721cm"/>
          <style:tab-stop style:position="12.991cm"/>
          <style:tab-stop style:position="14.261cm"/>
          <style:tab-stop style:position="15.531cm"/>
          <style:tab-stop style:position="16.801cm"/>
          <style:tab-stop style:position="18.071cm"/>
          <style:tab-stop style:position="19.341cm"/>
          <style:tab-stop style:position="20.611cm"/>
          <style:tab-stop style:position="21.881cm"/>
          <style:tab-stop style:position="23.151cm"/>
          <style:tab-stop style:position="24.421cm"/>
          <style:tab-stop style:position="25.691cm"/>
          <style:tab-stop style:position="26.961cm"/>
          <style:tab-stop style:position="28.231cm"/>
        </style:tab-stops>
      </style:paragraph-properties>
      <style:text-properties fo:color="#000000" loext:opacity="100%" style:font-name="DejaVu Sans" fo:font-family="'DejaVu Sans', Tahoma" style:font-family-generic="swiss" style:font-pitch="variable" fo:font-size="32pt" fo:language="en" fo:country="US" style:font-name-asian="DejaVu Sans" style:font-family-asian="'DejaVu Sans', Tahoma" style:font-family-generic-asian="swiss" style:font-pitch-asian="variable" style:font-size-asian="32pt" style:font-name-complex="DejaVu Sans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left="2.053cm" fo:margin-right="0cm" fo:margin-top="0.245cm" fo:margin-bottom="0cm" style:contextual-spacing="false" fo:text-indent="0cm" style:auto-text-indent="false">
        <style:tab-stops>
          <style:tab-stop style:position="4.101cm"/>
          <style:tab-stop style:position="5.211cm"/>
          <style:tab-stop style:position="5.371cm"/>
          <style:tab-stop style:position="6.32cm"/>
          <style:tab-stop style:position="6.481cm"/>
          <style:tab-stop style:position="6.641cm"/>
          <style:tab-stop style:position="6.645cm"/>
          <style:tab-stop style:position="7.43cm"/>
          <style:tab-stop style:position="7.59cm"/>
          <style:tab-stop style:position="7.751cm"/>
          <style:tab-stop style:position="7.911cm"/>
          <style:tab-stop style:position="7.915cm"/>
          <style:tab-stop style:position="8.7cm"/>
          <style:tab-stop style:position="8.86cm"/>
          <style:tab-stop style:position="9.021cm"/>
          <style:tab-stop style:position="9.181cm"/>
          <style:tab-stop style:position="9.185cm"/>
          <style:tab-stop style:position="9.97cm"/>
          <style:tab-stop style:position="10.13cm"/>
          <style:tab-stop style:position="10.291cm"/>
          <style:tab-stop style:position="10.451cm"/>
          <style:tab-stop style:position="10.455cm"/>
          <style:tab-stop style:position="11.24cm"/>
          <style:tab-stop style:position="11.4cm"/>
          <style:tab-stop style:position="11.561cm"/>
          <style:tab-stop style:position="11.721cm"/>
          <style:tab-stop style:position="11.725cm"/>
          <style:tab-stop style:position="12.51cm"/>
          <style:tab-stop style:position="12.67cm"/>
          <style:tab-stop style:position="12.831cm"/>
          <style:tab-stop style:position="12.991cm"/>
          <style:tab-stop style:position="12.995cm"/>
          <style:tab-stop style:position="13.78cm"/>
          <style:tab-stop style:position="13.94cm"/>
          <style:tab-stop style:position="14.101cm"/>
          <style:tab-stop style:position="14.261cm"/>
          <style:tab-stop style:position="14.265cm"/>
          <style:tab-stop style:position="15.05cm"/>
          <style:tab-stop style:position="15.21cm"/>
          <style:tab-stop style:position="15.371cm"/>
          <style:tab-stop style:position="15.531cm"/>
          <style:tab-stop style:position="15.535cm"/>
          <style:tab-stop style:position="16.32cm"/>
          <style:tab-stop style:position="16.48cm"/>
          <style:tab-stop style:position="16.641cm"/>
          <style:tab-stop style:position="16.801cm"/>
          <style:tab-stop style:position="16.805cm"/>
          <style:tab-stop style:position="17.59cm"/>
          <style:tab-stop style:position="17.75cm"/>
          <style:tab-stop style:position="17.911cm"/>
          <style:tab-stop style:position="18.071cm"/>
          <style:tab-stop style:position="18.075cm"/>
          <style:tab-stop style:position="18.86cm"/>
          <style:tab-stop style:position="19.02cm"/>
          <style:tab-stop style:position="19.181cm"/>
          <style:tab-stop style:position="19.341cm"/>
          <style:tab-stop style:position="19.345cm"/>
          <style:tab-stop style:position="20.13cm"/>
          <style:tab-stop style:position="20.29cm"/>
          <style:tab-stop style:position="20.451cm"/>
          <style:tab-stop style:position="20.611cm"/>
          <style:tab-stop style:position="20.615cm"/>
          <style:tab-stop style:position="21.4cm"/>
          <style:tab-stop style:position="21.56cm"/>
          <style:tab-stop style:position="21.721cm"/>
          <style:tab-stop style:position="21.881cm"/>
          <style:tab-stop style:position="21.885cm"/>
          <style:tab-stop style:position="22.67cm"/>
          <style:tab-stop style:position="22.83cm"/>
          <style:tab-stop style:position="22.991cm"/>
          <style:tab-stop style:position="23.151cm"/>
          <style:tab-stop style:position="23.155cm"/>
          <style:tab-stop style:position="23.94cm"/>
          <style:tab-stop style:position="24.1cm"/>
          <style:tab-stop style:position="24.261cm"/>
          <style:tab-stop style:position="24.421cm"/>
          <style:tab-stop style:position="24.425cm"/>
          <style:tab-stop style:position="25.21cm"/>
          <style:tab-stop style:position="25.37cm"/>
          <style:tab-stop style:position="25.531cm"/>
          <style:tab-stop style:position="25.691cm"/>
          <style:tab-stop style:position="25.695cm"/>
          <style:tab-stop style:position="26.48cm"/>
          <style:tab-stop style:position="26.64cm"/>
          <style:tab-stop style:position="26.801cm"/>
          <style:tab-stop style:position="26.961cm"/>
          <style:tab-stop style:position="26.965cm"/>
          <style:tab-stop style:position="27.75cm"/>
          <style:tab-stop style:position="27.91cm"/>
          <style:tab-stop style:position="28.071cm"/>
          <style:tab-stop style:position="28.231cm"/>
          <style:tab-stop style:position="28.235cm"/>
          <style:tab-stop style:position="29.02cm"/>
          <style:tab-stop style:position="29.18cm"/>
          <style:tab-stop style:position="29.341cm"/>
          <style:tab-stop style:position="29.505cm"/>
          <style:tab-stop style:position="30.29cm"/>
          <style:tab-stop style:position="30.45cm"/>
          <style:tab-stop style:position="30.775cm"/>
          <style:tab-stop style:position="31.5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style:contextual-spacing="false" fo:text-indent="0cm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4.445cm" fo:margin-right="0cm" fo:text-indent="0cm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1.27cm" fo:margin-bottom="0.21cm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cm" fo:margin-bottom="0.423cm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212cm" fo:margin-bottom="0.212cm" style:contextual-spacing="false" fo:line-height="150%" fo:orphans="2" fo:widows="2" style:text-autospace="none">
        <style:tab-stops>
          <style:tab-stop style:position="7.502cm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212cm" fo:margin-bottom="0cm" style:contextual-spacing="false" fo:line-height="150%" fo:orphans="2" fo:widows="2" style:text-autospace="none">
        <style:tab-stops>
          <style:tab-stop style:position="1.27cm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847cm" fo:margin-bottom="0cm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cm" fo:margin-right="0cm" fo:keep-together="always" fo:text-indent="0cm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1.27cm" fo:margin-right="0cm" fo:line-height="150%" fo:orphans="2" fo:widows="2" fo:hyphenation-ladder-count="no-limit" fo:text-indent="1.251cm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pt" fo:country="BR" style:font-name-asian="Nimbus Roman No9 L" style:font-family-asian="'Nimbus Roman No9 L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re Umpierre</meta:initial-creator>
    <meta:creation-date>2020-09-26T09:39:00</meta:creation-date>
    <dc:date>2022-06-30T20:33:18.963000000</dc:date>
    <meta:print-date>2013-05-22T08:28:00</meta:print-date>
    <meta:editing-cycles>29</meta:editing-cycles>
    <meta:editing-duration>PT8H56M31S</meta:editing-duration>
    <meta:generator>LibreOffice/7.3.0.3$Windows_X86_64 LibreOffice_project/0f246aa12d0eee4a0f7adcefbf7c878fc2238db3</meta:generator>
    <meta:document-statistic meta:table-count="0" meta:image-count="0" meta:object-count="0" meta:page-count="1" meta:paragraph-count="13" meta:word-count="121" meta:character-count="800" meta:non-whitespace-character-count="687"/>
  </office:meta>
</office:document-meta>
</file>